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91.02mm"/>
    </style:style>
    <style:style style:name="co4" style:family="table-column">
      <style:table-column-properties fo:break-before="auto" style:column-width="22.15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ff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country="IN" style:country-asian="CN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HONE NUMBER</text:p>
          </table:table-cell>
          <table:table-cell table:style-name="ce6" office:value-type="string" calcext:value-type="string">
            <text:p>E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jeesh K.H</text:p>
          </table:table-cell>
          <table:table-cell table:style-name="ce4" office:value-type="float" office:value="8590387485" calcext:value-type="float">
            <text:p>8590387485</text:p>
          </table:table-cell>
          <table:table-cell table:style-name="ce7" office:value-type="string" calcext:value-type="string">
            <text:p><text:span text:style-name="T1"><text:a xlink:href="mailto:ajeeshkh786@gmail.com" xlink:type="simple">ajeeshkh786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jana Jose P</text:p>
          </table:table-cell>
          <table:table-cell table:style-name="ce4" office:value-type="float" office:value="9074931984" calcext:value-type="float">
            <text:p>9074931984</text:p>
          </table:table-cell>
          <table:table-cell table:style-name="ce7" office:value-type="string" calcext:value-type="string">
            <text:p><text:span text:style-name="T1"><text:a xlink:href="mailto:anjana1998jose@gmail.com" xlink:type="simple">anjana1998jose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ju P.R</text:p>
          </table:table-cell>
          <table:table-cell table:style-name="ce4" office:value-type="float" office:value="9847496314" calcext:value-type="float">
            <text:p>9847496314</text:p>
          </table:table-cell>
          <table:table-cell table:style-name="ce7" office:value-type="string" calcext:value-type="string">
            <text:p><text:span text:style-name="T1"><text:a xlink:href="mailto:anjupanangat@gmail.com" xlink:type="simple">anjupanangat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 Rose Babu</text:p>
          </table:table-cell>
          <table:table-cell table:style-name="ce4" office:value-type="float" office:value="7559038123" calcext:value-type="float">
            <text:p>7559038123</text:p>
          </table:table-cell>
          <table:table-cell table:style-name="ce7" office:value-type="string" calcext:value-type="string">
            <text:p><text:span text:style-name="T1"><text:a xlink:href="mailto:annrosebabu@gmail.com" xlink:type="simple">annrosebabu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upriya K.M</text:p>
          </table:table-cell>
          <table:table-cell table:style-name="ce4" office:value-type="float" office:value="8921530890" calcext:value-type="float">
            <text:p>8921530890</text:p>
          </table:table-cell>
          <table:table-cell table:style-name="ce7" office:value-type="string" calcext:value-type="string">
            <text:p><text:span text:style-name="T1"><text:a xlink:href="mailto:priyaanukm98@gmail.com" xlink:type="simple">priyaanukm98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usmitha Joseph</text:p>
          </table:table-cell>
          <table:table-cell table:style-name="ce4" office:value-type="float" office:value="8304965187" calcext:value-type="float">
            <text:p>8304965187</text:p>
          </table:table-cell>
          <table:table-cell table:style-name="ce7" office:value-type="string" calcext:value-type="string">
            <text:p><text:span text:style-name="T1"><text:a xlink:href="mailto:anusmithajoseph100@gmail.com" xlink:type="simple">anusmithajoseph100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a K.P</text:p>
          </table:table-cell>
          <table:table-cell table:style-name="ce4" office:value-type="float" office:value="8592836631" calcext:value-type="float">
            <text:p>8592836631</text:p>
          </table:table-cell>
          <table:table-cell table:style-name="ce7" office:value-type="string" calcext:value-type="string">
            <text:p><text:span text:style-name="T1"><text:a xlink:href="mailto:archakp2015@gmail.com" xlink:type="simple">archakp2015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un Krishna V.B</text:p>
          </table:table-cell>
          <table:table-cell table:style-name="ce4" office:value-type="float" office:value="9946014537" calcext:value-type="float">
            <text:p>9946014537</text:p>
          </table:table-cell>
          <table:table-cell table:style-name="ce7" office:value-type="string" calcext:value-type="string">
            <text:p><text:span text:style-name="T1"><text:a xlink:href="mailto:arunkvb98@gmail.com" xlink:type="simple">arunkvb98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ya Praveen</text:p>
          </table:table-cell>
          <table:table-cell table:style-name="ce5" office:value-type="float" office:value="8943119980" calcext:value-type="float">
            <text:p>8943119980</text:p>
          </table:table-cell>
          <table:table-cell table:style-name="ce7" office:value-type="string" calcext:value-type="string">
            <text:p><text:span text:style-name="T1"><text:a xlink:href="mailto:aryapraveen22444@gmail.com" xlink:type="simple">aryapraveen22444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wathy Subash</text:p>
          </table:table-cell>
          <table:table-cell table:style-name="ce5" office:value-type="float" office:value="8078807336" calcext:value-type="float">
            <text:p>8078807336</text:p>
          </table:table-cell>
          <table:table-cell table:style-name="ce7" office:value-type="string" calcext:value-type="string">
            <text:p><text:span text:style-name="T1"><text:a xlink:href="mailto:aswathyvenmalassery@gmail.com" xlink:type="simple">aswathyvenmalassery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ulya K.P</text:p>
          </table:table-cell>
          <table:table-cell table:style-name="ce5" office:value-type="float" office:value="8606179916" calcext:value-type="float">
            <text:p>8606179916</text:p>
          </table:table-cell>
          <table:table-cell table:style-name="ce7" office:value-type="string" calcext:value-type="string">
            <text:p><text:span text:style-name="T1"><text:a xlink:href="mailto:athulyakp007@gmail.com" xlink:type="simple">athulyakp007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thima Nazreen</text:p>
          </table:table-cell>
          <table:table-cell table:style-name="ce5" office:value-type="float" office:value="7561866961" calcext:value-type="float">
            <text:p>7561866961</text:p>
          </table:table-cell>
          <table:table-cell table:style-name="ce7" office:value-type="string" calcext:value-type="string">
            <text:p><text:span text:style-name="T1"><text:a xlink:href="mailto:nazrynazreen@gmail.com" xlink:type="simple">nazrynazreen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gana Dinesh</text:p>
          </table:table-cell>
          <table:table-cell table:style-name="ce5" office:value-type="float" office:value="9747275395" calcext:value-type="float">
            <text:p>9747275395</text:p>
          </table:table-cell>
          <table:table-cell table:style-name="ce7" office:value-type="string" calcext:value-type="string">
            <text:p><text:span text:style-name="T1"><text:a xlink:href="mailto:gaganadinesh1@gmail.com" xlink:type="simple">gaganadinesh1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hnaprabha P.S</text:p>
          </table:table-cell>
          <table:table-cell table:style-name="ce5" office:value-type="float" office:value="9946246176" calcext:value-type="float">
            <text:p>9946246176</text:p>
          </table:table-cell>
          <table:table-cell table:style-name="ce7" office:value-type="string" calcext:value-type="string">
            <text:p><text:span text:style-name="T1"><text:a xlink:href="mailto:krishnaprabha998@gmail.com" xlink:type="simple">krishnaprabha998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hnapriya P.S</text:p>
          </table:table-cell>
          <table:table-cell table:style-name="ce5" office:value-type="float" office:value="9656010819" calcext:value-type="float">
            <text:p>9656010819</text:p>
          </table:table-cell>
          <table:table-cell table:style-name="ce7" office:value-type="string" calcext:value-type="string">
            <text:p><text:span text:style-name="T1"><text:a xlink:href="mailto:krishnapriyaakps@gmail.com" xlink:type="simple">krishnapriyaakps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ema Pauly</text:p>
          </table:table-cell>
          <table:table-cell table:style-name="ce5" office:value-type="float" office:value="9895734766" calcext:value-type="float">
            <text:p>9895734766</text:p>
          </table:table-cell>
          <table:table-cell table:style-name="ce7" office:value-type="string" calcext:value-type="string">
            <text:p><text:span text:style-name="T1"><text:a xlink:href="mailto:leemapauly98@gmail.com" xlink:type="simple">leemapauly98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hammed Rafi C.Y</text:p>
          </table:table-cell>
          <table:table-cell table:style-name="ce4" office:value-type="float" office:value="8136839372" calcext:value-type="float">
            <text:p>8136839372</text:p>
          </table:table-cell>
          <table:table-cell table:style-name="ce7" office:value-type="string" calcext:value-type="string">
            <text:p><text:span text:style-name="T1"><text:a xlink:href="mailto:raficyousuf31@gmail.com" xlink:type="simple">raficyousuf31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dmalatha K.P</text:p>
          </table:table-cell>
          <table:table-cell table:style-name="ce4" office:value-type="float" office:value="8921292657" calcext:value-type="float">
            <text:p>8921292657</text:p>
          </table:table-cell>
          <table:table-cell table:style-name="ce7" office:value-type="string" calcext:value-type="string">
            <text:p><text:span text:style-name="T1"><text:a xlink:href="mailto:sksumeshkumar@gmail.com" xlink:type="simple">sksumeshkumar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shida Rahim</text:p>
          </table:table-cell>
          <table:table-cell table:style-name="ce4" office:value-type="float" office:value="9947541413" calcext:value-type="float">
            <text:p>9947541413</text:p>
          </table:table-cell>
          <table:table-cell table:style-name="ce7" office:value-type="string" calcext:value-type="string">
            <text:p><text:span text:style-name="T1"><text:a xlink:href="mailto:rashidazehra784@gmail.com" xlink:type="simple">rashidazehra784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xy Babu</text:p>
          </table:table-cell>
          <table:table-cell table:style-name="ce4" office:value-type="float" office:value="9947390562" calcext:value-type="float">
            <text:p>9947390562</text:p>
          </table:table-cell>
          <table:table-cell table:style-name="ce7" office:value-type="string" calcext:value-type="string">
            <text:p><text:span text:style-name="T1"><text:a xlink:href="mailto:rexybabu1998@gmail.com" xlink:type="simple">rexybabu1998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ina Williams</text:p>
          </table:table-cell>
          <table:table-cell table:style-name="ce4" office:value-type="float" office:value="8289860117" calcext:value-type="float">
            <text:p>8289860117</text:p>
          </table:table-cell>
          <table:table-cell table:style-name="ce8" office:value-type="string" calcext:value-type="string">
            <text:p><text:span text:style-name="T1"><text:a xlink:href="mailto:Rosinawilliams1989@gmail.com" xlink:type="simple">Rosinawilliams1989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eelakshmi P.S</text:p>
          </table:table-cell>
          <table:table-cell table:style-name="ce4" office:value-type="float" office:value="7994104471" calcext:value-type="float">
            <text:p>7994104471</text:p>
          </table:table-cell>
          <table:table-cell table:style-name="ce8" office:value-type="string" calcext:value-type="string">
            <text:p><text:span text:style-name="T1"><text:a xlink:href="mailto:sreelakshmi0777@gmail.com" xlink:type="simple">sreelakshmi0777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ena A.T</text:p>
          </table:table-cell>
          <table:table-cell table:style-name="ce4" office:value-type="float" office:value="7902508510" calcext:value-type="float">
            <text:p>7902508510</text:p>
          </table:table-cell>
          <table:table-cell table:style-name="ce8" office:value-type="string" calcext:value-type="string">
            <text:p><text:span text:style-name="T1"><text:a xlink:href="mailto:teenatowery@gmail.com" xlink:type="simple">teenatowery@gmail.com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as Raphael</text:p>
          </table:table-cell>
          <table:table-cell table:style-name="ce4" office:value-type="float" office:value="7034781276" calcext:value-type="float">
            <text:p>7034781276</text:p>
          </table:table-cell>
          <table:table-cell table:style-name="ce8" office:value-type="string" calcext:value-type="string">
            <text:p><text:span text:style-name="T1"><text:a xlink:href="mailto:thomasraphael2827@gmail.com" xlink:type="simple">thomasraphael2827@gmail.com</text:a></text:span>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6.35mm" fo:margin-right="6.35mm" style:first-page-number="continue" style:scale-to="100%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10:15.559841228</meta:creation-date>
    <dc:creator>user</dc:creator>
    <dc:date>2020-02-10T21:47:33</dc:date>
    <meta:document-statistic meta:table-count="3" meta:cell-count="75" meta:object-count="0"/>
    <meta:generator>LibreOffice/5.1.6.2$Linux_X86_64 LibreOffice_project/10m0$Build-2</meta:generator>
  </office:meta>
</office:document-meta>
</file>